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2a8" officeooo:paragraph-rsid="000512a8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0512a8" officeooo:paragraph-rsid="000512a8" style:font-size-asian="10pt" style:font-size-complex="10pt"/>
    </style:style>
    <style:style style:name="P4" style:family="paragraph" style:parent-style-name="Standard">
      <style:text-properties fo:font-size="10pt" officeooo:rsid="0006eff9" officeooo:paragraph-rsid="0006eff9" style:font-size-asian="10pt" style:font-size-complex="10pt"/>
    </style:style>
    <style:style style:name="P5" style:family="paragraph" style:parent-style-name="Standard">
      <style:text-properties fo:font-size="10pt" officeooo:rsid="0008349e" officeooo:paragraph-rsid="0008349e" style:font-size-asian="10pt" style:font-size-complex="10pt"/>
    </style:style>
    <style:style style:name="P6" style:family="paragraph" style:parent-style-name="Standard">
      <style:text-properties fo:font-size="10pt" officeooo:rsid="000910ad" officeooo:paragraph-rsid="000910ad" style:font-size-asian="10pt" style:font-size-complex="10pt"/>
    </style:style>
    <style:style style:name="P7" style:family="paragraph" style:parent-style-name="Standard">
      <style:text-properties fo:font-size="10pt" officeooo:rsid="000ab5f2" officeooo:paragraph-rsid="000ab5f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c964c" officeooo:paragraph-rsid="000c964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e6990" officeooo:paragraph-rsid="000e6990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e6990" officeooo:paragraph-rsid="000ebab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ebabf" officeooo:paragraph-rsid="000ebab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17eb9" officeooo:paragraph-rsid="00117eb9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117eb9" officeooo:paragraph-rsid="00117eb9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0c964c" officeooo:paragraph-rsid="000c964c" fo:background-color="#ffff00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12d105" officeooo:paragraph-rsid="0012d105" fo:background-color="#ffff00" style:font-size-asian="10pt" style:font-size-complex="10pt"/>
    </style:style>
    <style:style style:name="P16" style:family="paragraph" style:parent-style-name="Standard">
      <style:text-properties style:font-name="Liberation Serif" fo:font-size="10pt" officeooo:rsid="000512a8" officeooo:paragraph-rsid="000512a8" style:font-size-asian="10pt" style:font-size-complex="10pt"/>
    </style:style>
    <style:style style:name="P17" style:family="paragraph" style:parent-style-name="Standard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101cm" fo:margin-bottom="0.101cm" loext:contextual-spacing="false"/>
      <style:text-properties fo:font-size="10pt" officeooo:rsid="000910ad" officeooo:paragraph-rsid="000910ad" style:font-size-asian="10pt" style:font-size-complex="10pt"/>
    </style:style>
    <style:style style:name="P19" style:family="paragraph" style:parent-style-name="Standard">
      <style:paragraph-properties fo:margin-top="0.101cm" fo:margin-bottom="0.101cm" loext:contextual-spacing="false"/>
      <style:text-properties fo:font-size="10pt" officeooo:rsid="0008349e" officeooo:paragraph-rsid="0008349e" style:font-size-asian="10pt" style:font-size-complex="10pt"/>
    </style:style>
    <style:style style:name="P20" style:family="paragraph" style:parent-style-name="Standard">
      <style:paragraph-properties fo:margin-top="0.101cm" fo:margin-bottom="0.101cm" loext:contextual-spacing="false"/>
      <style:text-properties fo:color="#c9211e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117eb9" officeooo:paragraph-rsid="00117eb9" fo:background-color="#ffff00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141eec" officeooo:paragraph-rsid="00141eec" fo:background-color="#ffff00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124c2d" officeooo:paragraph-rsid="00141ee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141eec" officeooo:paragraph-rsid="00141ee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weight="normal" officeooo:rsid="00141eec" officeooo:paragraph-rsid="00141ee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officeooo:rsid="00164e65" officeooo:paragraph-rsid="00164e6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officeooo:rsid="00117eb9" officeooo:paragraph-rsid="00141eec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141eec" officeooo:paragraph-rsid="00141eec" style:font-size-asian="10pt" style:font-size-complex="10pt"/>
    </style:style>
    <style:style style:name="P29" style:family="paragraph" style:parent-style-name="Standard">
      <style:text-properties fo:font-size="10pt" officeooo:rsid="000ab5f2" officeooo:paragraph-rsid="000ab5f2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color="#000000" fo:font-size="10pt" fo:font-weight="normal" officeooo:rsid="00141eec" officeooo:paragraph-rsid="00141eec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0pt" fo:font-weight="normal" officeooo:rsid="0017f8a4" officeooo:paragraph-rsid="0017f8a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0pt" fo:font-weight="normal" officeooo:rsid="001a14f0" officeooo:paragraph-rsid="001a14f0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0pt" fo:font-weight="normal" officeooo:rsid="001b7b00" officeooo:paragraph-rsid="001b7b00" style:font-size-asian="10pt" style:font-weight-asian="normal" style:font-size-complex="10pt" style:font-weight-complex="normal"/>
    </style:style>
    <style:style style:name="T1" style:family="text">
      <style:text-properties officeooo:rsid="000512a8"/>
    </style:style>
    <style:style style:name="T2" style:family="text">
      <style:text-properties style:font-name="Liberation Serif"/>
    </style:style>
    <style:style style:name="T3" style:family="text">
      <style:text-properties officeooo:rsid="0005d7ac"/>
    </style:style>
    <style:style style:name="T4" style:family="text">
      <style:text-properties fo:color="#c9211e"/>
    </style:style>
    <style:style style:name="T5" style:family="text">
      <style:text-properties fo:color="#c9211e" officeooo:rsid="0005d7ac"/>
    </style:style>
    <style:style style:name="T6" style:family="text">
      <style:text-properties fo:color="#c9211e" officeooo:rsid="0006eff9"/>
    </style:style>
    <style:style style:name="T7" style:family="text">
      <style:text-properties officeooo:rsid="0006eff9"/>
    </style:style>
    <style:style style:name="T8" style:family="text">
      <style:text-properties fo:color="#000000"/>
    </style:style>
    <style:style style:name="T9" style:family="text">
      <style:text-properties officeooo:rsid="000910ad"/>
    </style:style>
    <style:style style:name="T10" style:family="text">
      <style:text-properties fo:background-color="#ffd7d7" loext:char-shading-value="0"/>
    </style:style>
    <style:style style:name="T11" style:family="text">
      <style:text-properties fo:background-color="#dde8cb" loext:char-shading-value="0"/>
    </style:style>
    <style:style style:name="T12" style:family="text">
      <style:text-properties fo:background-color="#b4c7dc" loext:char-shading-value="0"/>
    </style:style>
    <style:style style:name="T13" style:family="text">
      <style:text-properties officeooo:rsid="000e6990"/>
    </style:style>
    <style:style style:name="T14" style:family="text">
      <style:text-properties officeooo:rsid="000ebabf"/>
    </style:style>
    <style:style style:name="T15" style:family="text">
      <style:text-properties officeooo:rsid="000fb232"/>
    </style:style>
    <style:style style:name="T16" style:family="text">
      <style:text-properties officeooo:rsid="0011e68c"/>
    </style:style>
    <style:style style:name="T17" style:family="text">
      <style:text-properties officeooo:rsid="0011e68c" fo:background-color="#ffff00" loext:char-shading-value="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8b1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ML &amp; CSS – SELETORES E POSICIONAMENTO<text:tab/><text:tab/><text:tab/><text:tab/>09/06/2022</text:p>
      <text:p text:style-name="Standard"><text:tab/></text:p>
      <text:p text:style-name="P16">span- é um contêiner genérico que pode agrupar elementos para fins de estilos(usando atributos como class ou id) do tipo inline (continua na mesma linha)</text:p>
      <text:p text:style-name="P1"/>
      <text:p text:style-name="P2">&lt;span class=”cavalo-marinho”&gt; <text:s/>cavalo marinho &lt;/span&gt; ←<text:span text:style-name="T1">foi criado uma class com o nome cavalo marinho para mudar a colocação.</text:span></text:p>
      <text:p text:style-name="P2"/>
      <text:p text:style-name="P2">________________________________________________________________________________________________</text:p>
      <text:p text:style-name="P2">.<text:span text:style-name="T3">parágrafos{</text:span></text:p>
      <text:p text:style-name="P17"><text:tab/><text:tab/><text:span text:style-name="T3">background-color: cinza<text:line-break/><text:tab/><text:tab/>width: 80% <text:tab/>(as letras se modificam conforme </text:span><text:span text:style-name="T5">abrir e fechar</text:span><text:span text:style-name="T3"> a pagina)</text:span></text:p>
      <text:p text:style-name="P17"><text:tab/><text:tab/><text:span text:style-name="T3">width: 500px <text:tab/>(as letras ficam fixas)</text:span></text:p>
      <text:p text:style-name="P17"><text:tab/><text:tab/><text:span text:style-name="T3">height: 300px<text:tab/>(espaçamento entre as linhas)</text:span></text:p>
      <text:p text:style-name="P17"><text:tab/><text:tab/><text:span text:style-name="T3">overflow: hidden<text:tab/>(o conteúdo some da pagina)</text:span></text:p>
      <text:p text:style-name="P17"><text:tab/><text:tab/><text:span text:style-name="T3">overflow: auto<text:tab/>(ele vai aparecer com uma barra lateral </text:span><text:span text:style-name="T7">e horizontal </text:span><text:span text:style-name="T3">para leitura)</text:span></text:p>
      <text:p text:style-name="P17"><text:tab/><text:tab/><text:span text:style-name="T5">overflow-y: auto (barra vertical para leitura de texto)<text:tab/><text:tab/></text:span><text:span text:style-name="T6">opcional</text:span></text:p>
      <text:p text:style-name="P20"><text:tab/><text:tab/><text:span text:style-name="T3">overflow-x: auto (barra horizontal para leitura de texto)<text:tab/></text:span><text:span text:style-name="T7">opcional</text:span></text:p>
      <text:p text:style-name="P2"><text:tab/><text:span text:style-name="T3">}</text:span></text:p>
      <text:p text:style-name="P2"/>
      <text:p text:style-name="P3">&lt;div <text:span text:style-name="T3">class=”paragrafo”</text:span>&gt; &lt;/div&gt; contêiner genérico. <text:span text:style-name="T2">Do</text:span> <text:s/>tipo bloque, vai ficar um em cima do outro.</text:p>
      <text:p text:style-name="P3"/>
      <text:p text:style-name="P3">________________________________________________________________________________________________</text:p>
      <text:p text:style-name="P15">BORDAS</text:p>
      <text:p text:style-name="P3"/>
      <text:p text:style-name="P3"/>
      <text:p text:style-name="P4"><text:span text:style-name="T8">Box Model: </text:span>todos os elementos HTML são renderizados como caixas pelo browser.</text:p>
      <text:p text:style-name="P4"/>
      <text:p text:style-name="P5"><text:span text:style-name="T10">Padding:</text:span> enchimento e controla a quantidade de espaço vazio entre os conteúdos;</text:p>
      <text:p text:style-name="P5"/>
      <text:p text:style-name="P19"><text:span text:style-name="T11">Border: </text:span><text:tab/><text:span text:style-name="T9">Serve como um atalho para controlar um conjunto de outras propriedades que podemser definidas individualmente como:</text:span></text:p>
      <text:p text:style-name="P18"><text:span text:style-name="T11">border-width:</text:span> medium <text:tab/>(controla a largura da borda)</text:p>
      <text:p text:style-name="P18"><text:span text:style-name="T11">border-style:</text:span> none<text:tab/>(bordas)</text:p>
      <text:p text:style-name="P18"><text:span text:style-name="T11">border-color:</text:span><text:tab/><text:tab/>(cor da borda)</text:p>
      <text:p text:style-name="P18"><text:span text:style-name="T11">currentcolor:</text:span><text:tab/><text:tab/></text:p>
      <text:p text:style-name="P6"/>
      <text:p text:style-name="P7"><text:span text:style-name="T12">margin:</text:span> campo de força, fica do lado de fora da borda. Não é afetada pela estilização do elemento, servindo para manejar o afastamento entre as caixas. A margem faz parte da caixa dentro do box model.</text:p>
      <text:p text:style-name="P7">________________________________________________________________________________________________</text:p>
      <text:p text:style-name="P22">COMANDOS DE IMAGEM</text:p>
      <text:p text:style-name="P27"/>
      <text:p text:style-name="P27"/>
      <text:p text:style-name="P23">background-size: cover<text:tab/><text:tab/>→imagem cobre 100%da pagina</text:p>
      <text:p text:style-name="P23"/>
      <text:p text:style-name="P23">background-position: 50% 25%<text:tab/>→ ajustar a altura da imagem</text:p>
      <text:p text:style-name="P23"/>
      <text:p text:style-name="P24">css reset </text:p>
      <text:p text:style-name="P24">*{ <text:line-break/><text:tab/>margin: 0%</text:p>
      <text:p text:style-name="P24"><text:tab/>pegging: 0%</text:p>
      <text:p text:style-name="P24">}</text:p>
      <text:p text:style-name="P24"/>
      <text:p text:style-name="P24">pading: 60px 30px 25px<text:tab/><text:tab/>→ distancia do conteúdo para a borda.</text:p>
      <text:p text:style-name="P24"/>
      <text:p text:style-name="P24">margin: 50px.<text:tab/><text:tab/><text:tab/>→ da borda para fora.</text:p>
      <text:p text:style-name="P26"><text:soft-page-break/>Margin: 0 auto <text:tab/><text:tab/>→ automaticamente ele centraliza</text:p>
      <text:p text:style-name="P26"/>
      <text:p text:style-name="P24">Border: 3px solid red<text:tab/>→ para a borda aparecer precisa colocar <text:span text:style-name="T4">solid</text:span></text:p>
      <text:p text:style-name="P24"><text:span text:style-name="T4"/></text:p>
      <text:p text:style-name="P30">max-width: 660px<text:tab/>→ <text:span text:style-name="T19">largura maxima</text:span></text:p>
      <text:p text:style-name="P30"/>
      <text:p text:style-name="P31">display: inline-block;<text:tab/>→ colocar vários elementos na mesma linha um do lado da outra</text:p>
      <text:p text:style-name="P31"/>
      <text:p text:style-name="P31">text-align:center<text:tab/><text:tab/>→centralizar um texto em um bloco</text:p>
      <text:p text:style-name="P31"/>
      <text:p text:style-name="P31">vertical-align: middle<text:tab/>→ <text:span text:style-name="T19">centralizar a partir do MEIO</text:span></text:p>
      <text:p text:style-name="P32"/>
      <text:p text:style-name="P32">clear: both<text:tab/><text:tab/>→ não se encaixa no elemento do float</text:p>
      <text:p text:style-name="P32"/>
      <text:p text:style-name="P33">list-style-type: square;<text:tab/>→ fazer o icone da lista ficar quadrado</text:p>
      <text:p text:style-name="P24"/>
      <text:p text:style-name="P28"><text:span text:style-name="T18">________________________________________________________________________________________________</text:span></text:p>
      <text:p text:style-name="P7"/>
      <text:p text:style-name="P14">POSICIONAMENTO DE ELEMENTOS/<text:span text:style-name="T13">fotos</text:span></text:p>
      <text:p text:style-name="P8"/>
      <text:p text:style-name="P9">Vou aplicar CSS em uma foto para sobrepor sobre outra (praia, óculos, pessoa).</text:p>
      <text:p text:style-name="P9"/>
      <text:p text:style-name="P9">#praia {</text:p>
      <text:p text:style-name="P9"><text:tab/>width: 450px</text:p>
      <text:p text:style-name="P9"><text:tab/>position: <text:span text:style-name="T14">absolute<text:tab/><text:tab/>(ficou na frente de todos os elementos)</text:span></text:p>
      <text:p text:style-name="P9"><text:tab/>top: 20px<text:tab/><text:tab/><text:span text:style-name="T14">(subir a imagem)</text:span></text:p>
      <text:p text:style-name="P9"><text:tab/><text:span text:style-name="T14">left:10px<text:tab/><text:tab/>(margem esquerda)</text:span></text:p>
      <text:p text:style-name="P10"><text:tab/><text:span text:style-name="T14">z-index:1<text:tab/><text:tab/>(imagem 1 principal)</text:span></text:p>
      <text:p text:style-name="P11"><text:tab/>}</text:p>
      <text:p text:style-name="P9"/>
      <text:p text:style-name="P11">#pessoa {</text:p>
      <text:p text:style-name="P11"><text:tab/>with: 250px</text:p>
      <text:p text:style-name="P11"><text:tab/>position: absolute<text:tab/><text:tab/>(pessoa ficou por cima da foto praia)</text:p>
      <text:p text:style-name="P11"><text:tab/>top: 50px<text:tab/><text:tab/>(subir a imagem)</text:p>
      <text:p text:style-name="P11"><text:tab/>left:40px<text:tab/><text:tab/>(margem esquerda)</text:p>
      <text:p text:style-name="P11"><text:tab/>z-index: 2<text:tab/><text:tab/>(imagem 2° principal)</text:p>
      <text:p text:style-name="P11">}</text:p>
      <text:p text:style-name="P11"/>
      <text:p text:style-name="P11">#oculos {</text:p>
      <text:p text:style-name="P11"><text:tab/>width: 100px</text:p>
      <text:p text:style-name="P11"><text:tab/>position: absolute<text:tab/><text:tab/>(oculos ficou em cima da pessoa)</text:p>
      <text:p text:style-name="P11"><text:tab/>top: 108px<text:tab/><text:tab/>(subir a imagem)</text:p>
      <text:p text:style-name="P11"><text:tab/>left: 125px<text:tab/><text:tab/>(margem esquerda)</text:p>
      <text:p text:style-name="P11"><text:tab/>z-index:3<text:tab/><text:tab/>(3° principal imagem)</text:p>
      <text:p text:style-name="P11"><text:tab/>}</text:p>
      <text:p text:style-name="P11"/>
      <text:p text:style-name="P11">.<text:span text:style-name="T15">coqueiro {</text:span></text:p>
      <text:p text:style-name="P11"><text:tab/><text:span text:style-name="T15">width:50px</text:span></text:p>
      <text:p text:style-name="P11"><text:tab/><text:span text:style-name="T15">float:left<text:tab/><text:tab/><text:tab/>(elemento vai ficar no lado esquerdo e as letras ficam no lado)</text:span></text:p>
      <text:p text:style-name="P11"><text:tab/><text:span text:style-name="T15">margin-rigth:10px<text:tab/>(margem da imagem do coqueiro e letra)</text:span></text:p>
      <text:p text:style-name="P11"><text:tab/><text:span text:style-name="T15">}</text:span></text:p>
      <text:p text:style-name="P11"><text:tab/></text:p>
      <text:p text:style-name="P11">________________________________________________________________________________________________</text:p>
      <text:p text:style-name="P21">AGRUPAMENTO DE SELETORES E PSEUDOCLASSES</text:p>
      <text:p text:style-name="P13"/>
      <text:p text:style-name="P12">li:houver {</text:p>
      <text:p text:style-name="P12"><text:tab/>blackground-color: red<text:tab/><text:tab/><text:tab/>→ <text:span text:style-name="T16">coloca o mouse em cima de um elemento para modificar.</text:span></text:p>
      <text:p text:style-name="P12"><text:tab/>}</text:p>
      <text:p text:style-name="P12"/>
      <text:p text:style-name="P12">li:active: {</text:p>
      <text:p text:style-name="P12"><text:tab/>color: white<text:tab/><text:tab/><text:tab/><text:tab/>→<text:span text:style-name="T16">ativa um elemento, quando </text:span><text:span text:style-name="T17">clicar</text:span><text:span text:style-name="T16"> em um elemento.</text:span></text:p>
      <text:p text:style-name="P12"><text:tab/>}</text:p>
      <text:p text:style-name="P12"/>
      <text:p text:style-name="P12"><text:soft-page-break/><text:a xlink:type="simple" xlink:href="https://developer.mozilla.org/pt-BR/docs/Web/CSS/Pseudo-classes" text:style-name="Internet_20_link" text:visited-style-name="Visited_20_Internet_20_Link">https://developer.mozilla.org/pt-BR/docs/Web/CSS/Pseudo-classes</text:a></text:p>
      <text:p text:style-name="P12"/>
      <text:p text:style-name="P12">________________________________________________________________________________________________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3:01:55.890155801</meta:creation-date>
    <dc:date>2022-06-19T17:00:30.278191937</dc:date>
    <meta:editing-duration>PT1H21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502" meta:character-count="3847" meta:non-whitespace-character-count="3337"/>
  </office:meta>
</office:document-meta>
</file>